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4">60613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<text:s/>סימנה סיטי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3">ילדי טהרן .3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21"/>03-9437626 <text:s text:c="122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5"/>חברת ניהול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10"/>ב2 עמדות פיקוד הכבאים בצד המערבי ובצד המזרחי סמוך לכניסות במפלס הקרקע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1"><text:span text:style-name="T1">מיקום ברזי כיבוי עיקריים "3</text:span><text:span text:style-name="T3"> <text:s text:c="2"/>ברחבות הערכות לרכבי כיבוי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ערן אמציה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4">03-9427900</text:p>
          </table:table-cell>
          <table:table-cell table:style-name="Table2.A1" office:value-type="string">
            <text:p text:style-name="P14">052-617795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יציק קשת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613603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ניר גאליס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6177956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צביקה גנדומן</text:p>
          </table:table-cell>
          <table:table-cell table:style-name="Table2.A1" office:value-type="string">
            <text:p text:style-name="P14">מנהל קולנוע</text:p>
          </table:table-cell>
          <table:table-cell table:style-name="Table2.A1" office:value-type="string">
            <text:p text:style-name="P14">03-9437606</text:p>
          </table:table-cell>
          <table:table-cell table:style-name="Table2.A1" office:value-type="string">
            <text:p text:style-name="P14">054-4607751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אגף חדר שנאים ולוחות חשמל במפלס ביניים בצד המערבי של המבנה. במפלס העליון . </text:p>
          </table:table-cell>
        </table:table-row>
        <table:table-row table:style-name="Table3.1">
          <table:table-cell table:style-name="Table3.A1" office:value-type="string">
            <text:p text:style-name="P14">האגף הקרנה בישול בגפ"מ במסעדות במפלס הקרקע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6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גפ"מ מצוברים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גנרטור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2 מפלסים החניה ישנו 2 דלתות גישה אל מבנה לאולם . הצפת הזכוכית אולם קולנוע סכנת נפילה</text:p>
          </table:table-cell>
        </table:table-row>
        <table:table-row table:style-name="Table5.1">
          <table:table-cell table:style-name="Table5.A1" office:value-type="string">
            <text:p text:style-name="P14">חדר גפ"מ ראשי מחוץ לכניסה הראשית המערבית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><text:soft-page-break/>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29:00</meta:creation-date>
    <dc:creator>אתי מנצור</dc:creator>
    <dc:date>2013-08-12T06:29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2" meta:word-count="199" meta:character-count="1769"/>
    <meta:generator>OpenOffice/4.0.1$Win32 OpenOffice.org_project/401m5$Build-9714</meta:generator>
  </office:meta>
</office:document-meta>
</file>